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background-color="#FFFF00"/>
    </style:style>
    <style:style style:name="T3" style:parent-style-name="Fuentedepárrafopredeter." style:family="text">
      <style:text-properties fo:background-color="#FFFF00"/>
    </style:style>
    <style:style style:name="T4" style:parent-style-name="Fuentedepárrafopredeter." style:family="text">
      <style:text-properties fo:background-color="#FFFF00"/>
    </style:style>
    <style:style style:name="T5" style:parent-style-name="Fuentedepárrafopredeter." style:family="text">
      <style:text-properties fo:background-color="#FFFF00"/>
    </style:style>
    <style:style style:name="T6" style:parent-style-name="Fuentedepárrafopredeter." style:family="text">
      <style:text-properties fo:background-color="#FFFF00"/>
    </style:style>
    <style:style style:name="T7" style:parent-style-name="Fuentedepárrafopredeter." style:family="text">
      <style:text-properties fo:background-color="#FFFF00"/>
    </style:style>
    <style:style style:name="T8" style:parent-style-name="Fuentedepárrafopredeter." style:family="text">
      <style:text-properties fo:background-color="#FF00FF"/>
    </style:style>
    <style:style style:name="T9" style:parent-style-name="Fuentedepárrafopredeter." style:family="text">
      <style:text-properties fo:background-color="#FF00FF"/>
    </style:style>
    <style:style style:name="T10" style:parent-style-name="Fuentedepárrafopredeter." style:family="text">
      <style:text-properties fo:background-color="#FF00FF"/>
    </style:style>
    <style:style style:name="T11" style:parent-style-name="Fuentedepárrafopredeter." style:family="text">
      <style:text-properties fo:background-color="#800080"/>
    </style:style>
    <style:style style:name="T12" style:parent-style-name="Fuentedepárrafopredeter." style:family="text">
      <style:text-properties fo:background-color="#800080"/>
    </style:style>
    <style:style style:name="T13" style:parent-style-name="Fuentedepárrafopredeter." style:family="text">
      <style:text-properties fo:background-color="#00FFFF"/>
    </style:style>
    <style:style style:name="T14" style:parent-style-name="Fuentedepárrafopredeter." style:family="text">
      <style:text-properties fo:background-color="#FF0000"/>
    </style:style>
    <style:style style:name="T15" style:parent-style-name="Fuentedepárrafopredeter." style:family="text">
      <style:text-properties fo:background-color="#FF0000"/>
    </style:style>
    <style:style style:name="T16" style:parent-style-name="Fuentedepárrafopredeter." style:family="text">
      <style:text-properties fo:background-color="#FF0000"/>
    </style:style>
    <style:style style:name="T17" style:parent-style-name="Fuentedepárrafopredeter." style:family="text">
      <style:text-properties fo:background-color="#FF0000"/>
    </style:style>
    <style:style style:name="T18" style:parent-style-name="Fuentedepárrafopredeter." style:family="text">
      <style:text-properties fo:background-color="#FF0000"/>
    </style:style>
    <style:style style:name="T19" style:parent-style-name="Fuentedepárrafopredeter." style:family="text">
      <style:text-properties fo:background-color="#FF0000"/>
    </style:style>
    <style:style style:name="T20" style:parent-style-name="Fuentedepárrafopredeter." style:family="text">
      <style:text-properties fo:background-color="#008000"/>
    </style:style>
    <style:style style:name="T21" style:parent-style-name="Fuentedepárrafopredeter." style:family="text">
      <style:text-properties fo:background-color="#008000"/>
    </style:style>
    <style:style style:name="T22" style:parent-style-name="Fuentedepárrafopredeter." style:family="text">
      <style:text-properties fo:background-color="#008000"/>
    </style:style>
    <style:style style:name="T23" style:parent-style-name="Fuentedepárrafopredeter." style:family="text">
      <style:text-properties fo:background-color="#008000"/>
    </style:style>
    <style:style style:name="T24" style:parent-style-name="Fuentedepárrafopredeter." style:family="text">
      <style:text-properties fo:background-color="#808000"/>
    </style:style>
    <style:style style:name="T25" style:parent-style-name="Fuentedepárrafopredeter." style:family="text">
      <style:text-properties fo:background-color="#808000"/>
    </style:style>
    <style:style style:name="T26" style:parent-style-name="Fuentedepárrafopredeter." style:family="text">
      <style:text-properties fo:background-color="#808000"/>
    </style:style>
    <style:style style:name="T27" style:parent-style-name="Fuentedepárrafopredeter." style:family="text">
      <style:text-properties fo:background-color="#808000"/>
    </style:style>
    <style:style style:name="T28" style:parent-style-name="Fuentedepárrafopredeter." style:family="text">
      <style:text-properties fo:background-color="#800000"/>
    </style:style>
    <style:style style:name="T29" style:parent-style-name="Fuentedepárrafopredeter." style:family="text">
      <style:text-properties fo:background-color="#800000"/>
    </style:style>
    <style:style style:name="T30" style:parent-style-name="Fuentedepárrafopredeter." style:family="text">
      <style:text-properties fo:background-color="#800000"/>
    </style:style>
    <style:style style:name="T31" style:parent-style-name="Fuentedepárrafopredeter." style:family="text">
      <style:text-properties fo:background-color="#800000"/>
    </style:style>
    <style:style style:name="T32" style:parent-style-name="Fuentedepárrafopredeter." style:family="text">
      <style:text-properties fo:background-color="#00FFFF"/>
    </style:style>
    <style:style style:name="T33" style:parent-style-name="Fuentedepárrafopredeter." style:family="text">
      <style:text-properties fo:background-color="#00FFFF"/>
    </style:style>
    <style:style style:name="T34" style:parent-style-name="Fuentedepárrafopredeter." style:family="text">
      <style:text-properties fo:background-color="#00FFFF"/>
    </style:style>
    <style:style style:name="T35" style:parent-style-name="Fuentedepárrafopredeter." style:family="text">
      <style:text-properties fo:background-color="#00FFFF"/>
    </style:style>
  </office:automatic-styles>
  <office:body>
    <office:text text:use-soft-page-breaks="true">
      <text:p text:style-name="P1">Crear un DER para una empresa de comidas. En la BD tiene que figurar:</text:p>
      <text:p text:style-name="Normal">●<text:s/><text:span text:style-name="T2">Nombre</text:span><text:s/>y<text:s/><text:span text:style-name="T3">apellidos</text:span><text:s/>de cada empleado,<text:s/><text:span text:style-name="T4">dni</text:span><text:s/>y<text:s/><text:span text:style-name="T5">número de SS</text:span><text:s/>además del<text:s/><text:span text:style-name="T6">teléfono fijo</text:span><text:s/>y el<text:s/><text:span text:style-name="T7">móvil</text:span></text:p>
      <text:p text:style-name="Normal">● Algunos<text:s/><text:span text:style-name="T8">empleados</text:span><text:s/>son<text:s/><text:span text:style-name="T9">cocineros</text:span>. De los cocineros anotamos (además de los datos propios</text:p>
      <text:p text:style-name="Normal">de cada empleado)<text:s/><text:span text:style-name="T10">sus años de servicio</text:span><text:s/>en la empresa.</text:p>
      <text:p text:style-name="Normal"/>
      <text:p text:style-name="Normal">● Hay empleados que son<text:s/><text:span text:style-name="T11">pinches.</text:span><text:s/>De los y las pinches anotamos su<text:s/><text:span text:style-name="T12">fecha de nacimiento</text:span>.</text:p>
      <text:p text:style-name="Normal"/>
      <text:p text:style-name="Normal">●<text:s/><text:span text:style-name="T13">La mayoría de trabajadores no son ni pinches ni cocineros</text:span></text:p>
      <text:p text:style-name="Normal"/>
      <text:p text:style-name="Normal">● En la BD figura cada<text:s/><text:span text:style-name="T14">plato</text:span><text:s/>(<text:span text:style-name="T15">su nombre</text:span><text:s/>como “pollo a la carloteña”, “bacalo al pil-pil”,...), el</text:p>
      <text:p text:style-name="Normal"><text:span text:style-name="T16">precio</text:span><text:s/>del plato junto con los<text:s/><text:span text:style-name="T17">ingredientes</text:span><text:s/>que lleva y para cuantas<text:s/><text:span text:style-name="T18">personas.</text:span><text:s/>Anotamos</text:p>
      <text:p text:style-name="Normal">también si<text:s/><text:span text:style-name="T19">cada plato es un entrante, un primer plato, segundo plato o un postre</text:span>.</text:p>
      <text:p text:style-name="Normal"/>
      <text:p text:style-name="Normal">● De los<text:s/><text:span text:style-name="T20">ingredientes</text:span><text:s/>necesitamos la<text:s/><text:span text:style-name="T21">cantidad</text:span><text:s/>que necesitamos de él en cada plato y en qué</text:p>
      <text:p text:style-name="Normal"><text:span text:style-name="T22">almacén</text:span><text:s/>y<text:s/><text:span text:style-name="T23">estantería</text:span><text:s/>del mismo lo tenemos.</text:p>
      <text:p text:style-name="Normal"/>
      <text:p text:style-name="Normal">● Cada<text:s/><text:span text:style-name="T24">almacén</text:span><text:s/>tiene un<text:s/><text:span text:style-name="T25">nombre</text:span><text:s/>(despensa principal, cámara frigorífica A, cámara frigorífica</text:p>
      <text:p text:style-name="Normal">B...), un<text:s/><text:span text:style-name="T26">número de almacén</text:span><text:s/>y una<text:s/><text:span text:style-name="T27">descripción</text:span><text:s/>del mismo.</text:p>
      <text:p text:style-name="Normal"/>
      <text:p text:style-name="Normal">● Cada<text:s/><text:span text:style-name="T28">estante</text:span><text:s/>en el almacén se identifica con<text:s/><text:span text:style-name="T29">dos</text:span><text:s/><text:span text:style-name="T30">letras</text:span><text:s/>y un<text:s/><text:span text:style-name="T31">tamaño</text:span><text:s/>en centímetros.<text:s/><text:span text:style-name="T32">Dos</text:span></text:p>
      <text:p text:style-name="Normal"><text:span text:style-name="T33">almacenes distintos pueden tener dos estantes con las mismas letras</text:span>.</text:p>
      <text:p text:style-name="Normal"/>
      <text:p text:style-name="Normal">●<text:s/><text:span text:style-name="T34">Necesitamos también saber qué cocineros son capaces de preparar cada plato</text:span>.</text:p>
      <text:p text:style-name="Normal"/>
      <text:p text:style-name="Normal">●<text:s/><text:span text:style-name="T35">Cada pinche está a cargo de un cocinero o cocinera</text:span>.</text:p>
      <text:p text:style-name="Normal"/>
      <text:p text:style-name="Normal">● La cantidad de ingredientes en cada estantería de un almacén se actualiza en la base de</text:p>
      <text:p text:style-name="Normal">datos al instante. Si cogemos dos ajos de un estante, figurará al instante que tenemos dos</text:p>
      <text:p text:style-name="Normal">ajos menos en ese estante. Es necesario por lo tanto saber los ingredientes (cuáles y en qué</text:p>
      <text:p text:style-name="Normal">número) que tenemos en cada estant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uben Valero</meta:initial-creator>
    <dc:creator>Ruben Valero</dc:creator>
    <meta:creation-date>2023-10-11T16:08:00Z</meta:creation-date>
    <dc:date>2023-10-11T16:19:00Z</dc:date>
    <meta:template xlink:href="Normal.dotm" xlink:type="simple"/>
    <meta:editing-cycles>2</meta:editing-cycles>
    <meta:editing-duration>PT660S</meta:editing-duration>
    <meta:document-statistic meta:page-count="1" meta:paragraph-count="3" meta:word-count="253" meta:character-count="1645" meta:row-count="11" meta:non-whitespace-character-count="1395"/>
  </office:meta>
</office:document-meta>
</file>